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var theme-post-title-font-family" svg:font-family="'var theme-post-title-font-family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5%" fo:text-align="justify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4" style:family="paragraph" style:parent-style-name="Standard">
      <loext:graphic-properties draw:fill-gradient-name="gradient" draw:fill-hatch-name="hatch"/>
      <style:paragraph-properties fo:line-height="100%"/>
      <style:text-properties fo:color="#21253f" loext:opacity="100%" style:font-name="Courier New" fo:font-size="9pt" fo:font-weight="normal" fo:background-color="#f7f7f6" style:font-size-asian="9pt" style:font-size-complex="9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apple-system" fo:font-size="11.25pt" fo:font-style="normal" fo:font-weight="normal"/>
    </style:style>
    <style:style style:name="T1" style:family="text">
      <style:text-properties fo:font-variant="normal" fo:text-transform="none" fo:color="#232629" loext:opacity="100%" style:font-name="var theme-post-title-font-family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32629" loext:opacity="100%" style:font-name="var theme-post-title-font-family" fo:letter-spacing="normal" fo:font-style="normal" fo:font-weight="bold" style:font-weight-asian="bold" style:font-weight-complex="bold" loext:padding="0cm" loext:border="none"/>
    </style:style>
    <style:style style:name="T3" style:family="text">
      <style:text-properties fo:font-variant="normal" fo:text-transform="none" fo:color="#232629" loext:opacity="100%" style:font-name="var theme-post-title-font-family" fo:font-size="20pt" fo:letter-spacing="normal" fo:font-style="normal" fo:font-weight="normal" style:font-size-asian="20pt" style:font-size-complex="20pt" loext:padding="0cm" loext:border="none"/>
    </style:style>
    <style:style style:name="T4" style:family="text">
      <style:text-properties fo:font-variant="normal" fo:text-transform="none" fo:color="#232629" loext:opacity="100%" style:font-name="var theme-post-title-font-family" fo:font-size="18pt" fo:letter-spacing="normal" fo:font-style="normal" fo:font-weight="normal" style:font-size-asian="18pt" style:font-size-complex="18pt" loext:padding="0cm" loext:border="none"/>
    </style:style>
    <style:style style:name="T5" style:family="text">
      <style:text-properties fo:font-variant="normal" fo:text-transform="none" fo:color="#232629" loext:opacity="100%" style:font-name="var theme-post-title-font-family" fo:font-size="18pt" fo:letter-spacing="normal" fo:font-style="normal" style:font-size-asian="18pt" style:font-size-complex="18pt" loext:padding="0cm" loext:border="none"/>
    </style:style>
    <style:style style:name="T6" style:family="text">
      <style:text-properties fo:font-variant="normal" fo:text-transform="none" fo:color="#232629" loext:opacity="100%" style:font-name="var theme-post-title-font-family" fo:font-size="18pt" fo:letter-spacing="normal" fo:font-style="normal" fo:font-weight="bold" style:font-size-asian="18pt" style:font-weight-asian="bold" style:font-size-complex="18pt" style:font-weight-complex="bold" loext:padding="0cm" loext:border="none"/>
    </style:style>
    <style:style style:name="T7" style:family="text">
      <style:text-properties fo:font-variant="normal" fo:text-transform="none" fo:color="#232629" loext:opacity="100%" style:font-name="var theme-post-title-font-family" fo:font-size="16pt" fo:letter-spacing="normal" fo:font-style="normal" fo:font-weight="bold" style:font-size-asian="16pt" style:font-weight-asian="bold" style:font-size-complex="16pt" style:font-weight-complex="bold" loext:padding="0cm" loext:border="none"/>
    </style:style>
    <style:style style:name="T8" style:family="text">
      <style:text-properties fo:font-variant="normal" fo:text-transform="none" fo:color="#232629" loext:opacity="100%" style:font-name="var theme-post-title-font-family" fo:font-size="15pt" fo:letter-spacing="normal" fo:font-style="normal" fo:font-weight="bold" style:font-size-asian="15pt" style:font-weight-asian="bold" style:font-size-complex="15pt" style:font-weight-complex="bold" loext:padding="0cm" loext:border="none"/>
    </style:style>
    <style:style style:name="T9" style:family="text">
      <style:text-properties fo:font-variant="normal" fo:text-transform="none" fo:color="#232629" loext:opacity="100%" style:font-name="var theme-post-title-font-family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10" style:family="text">
      <style:text-properties fo:font-variant="normal" fo:text-transform="none" style:font-name="apple-system" fo:font-size="11.25pt" fo:font-style="normal" fo:font-weight="normal"/>
    </style:style>
    <style:style style:name="T11" style:family="text">
      <style:text-properties fo:font-variant="normal" fo:text-transform="none" style:font-name="inherit" fo:font-size="11.25pt" fo:font-style="normal" fo:font-weight="normal" loext:padding="0cm" loext:border="none"/>
    </style:style>
    <style:style style:name="T12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21253f" loext:opacity="100%" style:font-name="Consolas1" fo:font-size="10.5pt" fo:font-style="normal" fo:font-weight="normal" fo:background-color="#f7f7f6" loext:char-shading-value="0" loext:padding="0cm" loext:border="none"/>
    </style:style>
    <style:style style:name="T16" style:family="text">
      <style:text-properties fo:font-variant="normal" fo:text-transform="none" fo:color="#21253f" loext:opacity="100%" fo:font-size="10.5pt" fo:font-style="normal" fo:font-weight="normal" fo:background-color="#f7f7f6" loext:char-shading-value="0" loext:padding="0cm" loext:border="none"/>
    </style:style>
    <style:style style:name="T17" style:family="text">
      <style:text-properties fo:font-variant="normal" fo:text-transform="none" fo:color="#21253f" loext:opacity="100%" style:font-name="Consolas" fo:font-size="10.5pt" fo:font-style="normal" fo:font-weight="normal" fo:background-color="#f7f7f6" loext:char-shading-value="0" loext:padding="0cm" loext:border="none"/>
    </style:style>
    <style:style style:name="T18" style:family="text">
      <style:text-properties fo:font-variant="normal" fo:text-transform="none" fo:color="#21253f" loext:opacity="100%" style:font-name="Consolas" fo:font-style="normal" fo:font-weight="normal" fo:background-color="#f7f7f6" loext:char-shading-value="0" loext:padding="0cm" loext:border="none"/>
    </style:style>
    <style:style style:name="T19" style:family="text">
      <style:text-properties fo:font-variant="normal" fo:text-transform="none" fo:color="#21253f" loext:opacity="100%" style:font-name="Consolas" fo:font-size="9pt" fo:font-style="normal" fo:font-weight="normal" fo:background-color="#f7f7f6" loext:char-shading-value="0" style:font-size-asian="9pt" style:font-size-complex="9pt" loext:padding="0cm" loext:border="none"/>
    </style:style>
    <style:style style:name="T20" style:family="text">
      <style:text-properties fo:font-variant="normal" fo:text-transform="none" fo:color="#21253f" loext:opacity="100%" fo:font-size="9pt" fo:font-style="normal" fo:font-weight="normal" fo:background-color="#f7f7f6" loext:char-shading-value="0" style:font-size-asian="9pt" style:font-size-complex="9pt" loext:padding="0cm" loext:border="none"/>
    </style:style>
    <style:style style:name="T21" style:family="text">
      <style:text-properties fo:font-variant="normal" fo:text-transform="none" fo:color="#21253f" loext:opacity="100%" style:font-name="Courier New" fo:font-size="9pt" fo:font-style="normal" fo:font-weight="normal" fo:background-color="#f7f7f6" loext:char-shading-value="0" style:font-size-asian="9pt" style:font-size-complex="9pt" loext:padding="0cm" loext:border="none"/>
    </style:style>
    <style:style style:name="T22" style:family="text">
      <style:text-properties fo:font-variant="normal" fo:text-transform="none" fo:color="#da288c" loext:opacity="100%" style:font-name="Consolas1" fo:font-size="10.5pt" fo:font-style="normal" fo:font-weight="normal" fo:background-color="#f7f7f6" loext:char-shading-value="0" loext:padding="0cm" loext:border="none"/>
    </style:style>
    <style:style style:name="T23" style:family="text">
      <style:text-properties fo:font-variant="normal" fo:text-transform="none" fo:color="#da288c" loext:opacity="100%" fo:font-size="10.5pt" fo:font-style="normal" fo:font-weight="normal" fo:background-color="#f7f7f6" loext:char-shading-value="0" loext:padding="0cm" loext:border="none"/>
    </style:style>
    <style:style style:name="T24" style:family="text">
      <style:text-properties fo:font-variant="normal" fo:text-transform="none" fo:color="#da288c" loext:opacity="100%" style:font-name="Consolas" fo:font-size="10.5pt" fo:font-style="normal" fo:font-weight="normal" fo:background-color="#f7f7f6" loext:char-shading-value="0" loext:padding="0cm" loext:border="none"/>
    </style:style>
    <style:style style:name="T25" style:family="text">
      <style:text-properties fo:font-variant="normal" fo:text-transform="none" fo:color="#da288c" loext:opacity="100%" style:font-name="Consolas" fo:font-style="normal" fo:font-weight="normal" fo:background-color="#f7f7f6" loext:char-shading-value="0" loext:padding="0cm" loext:border="none"/>
    </style:style>
    <style:style style:name="T26" style:family="text">
      <style:text-properties fo:font-variant="normal" fo:text-transform="none" fo:color="#da288c" loext:opacity="100%" style:font-name="Consolas" fo:font-size="9pt" fo:font-style="normal" fo:font-weight="normal" fo:background-color="#f7f7f6" loext:char-shading-value="0" style:font-size-asian="9pt" style:font-size-complex="9pt" loext:padding="0cm" loext:border="none"/>
    </style:style>
    <style:style style:name="T27" style:family="text">
      <style:text-properties fo:font-variant="normal" fo:text-transform="none" fo:color="#da288c" loext:opacity="100%" fo:font-size="9pt" fo:font-style="normal" fo:font-weight="normal" fo:background-color="#f7f7f6" loext:char-shading-value="0" style:font-size-asian="9pt" style:font-size-complex="9pt" loext:padding="0cm" loext:border="none"/>
    </style:style>
    <style:style style:name="T28" style:family="text">
      <style:text-properties fo:font-variant="normal" fo:text-transform="none" fo:color="#da288c" loext:opacity="100%" style:font-name="Courier New" fo:font-size="9pt" fo:font-style="normal" fo:font-weight="normal" fo:background-color="#f7f7f6" loext:char-shading-value="0" style:font-size-asian="9pt" style:font-size-complex="9pt" loext:padding="0cm" loext:border="none"/>
    </style:style>
    <style:style style:name="T29" style:family="text">
      <style:text-properties fo:font-variant="normal" fo:text-transform="none" fo:background-color="transparent" loext:char-shading-value="0" loext:padding="0cm" loext:border="none"/>
    </style:style>
    <style:style style:name="T30" style:family="text">
      <style:text-properties fo:font-variant="normal" fo:text-transform="none" style:font-name="Courier New" fo:font-style="normal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style:font-name="Courier New" fo:font-size="9pt" fo:font-style="normal" fo:font-weight="normal" fo:background-color="transparent" loext:char-shading-value="0" style:font-size-asian="9pt" style:font-size-complex="9pt" loext:padding="0cm" loext:border="none"/>
    </style:style>
    <style:style style:name="T32" style:family="text">
      <style:text-properties fo:color="#00ac2b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stackoverflow.com/questions/70060263/pytube-attributeerror-nonetype-object-has-no-attribute-span" text:style-name="Internet_20_link" text:visited-style-name="Visited_20_Internet_20_Link"><text:span text:style-name="T9">pytube: AttributeError: 'NoneType' object has no attribute 'span'</text:span></text:a></text:h>
      <text:p text:style-name="P5"><text:span text:style-name="T10">I just downloaded pytube (version 11.0.1) and started with this code snippet from </text:span><text:a xlink:type="simple" xlink:href="https://pytube.io/en/latest/" text:style-name="Internet_20_link" text:visited-style-name="Visited_20_Internet_20_Link"><text:span text:style-name="T11">here</text:span></text:a><text:span text:style-name="T10">:</text:span></text:p>
      <text:p text:style-name="P3"><text:span text:style-name="Source_20_Text"><text:span text:style-name="T28">from</text:span></text:span><text:span text:style-name="Source_20_Text"><text:span text:style-name="T21"> pytube </text:span></text:span><text:span text:style-name="Source_20_Text"><text:span text:style-name="T28">import</text:span></text:span><text:span text:style-name="Source_20_Text"><text:span text:style-name="T21"> YouTube</text:span></text:span></text:p>
      <text:p text:style-name="P4">YouTube('<text:span text:style-name="T32">https://youtu.be/9bZkp7q19f0</text:span>').streams.first().download()</text:p>
      <text:p text:style-name="P2"><text:span text:style-name="Source_20_Text"><text:span text:style-name="T12"/></text:span></text:p>
      <text:p text:style-name="P2"><text:span text:style-name="Source_20_Text"><text:span text:style-name="T13">AttributeError: </text:span></text:span><text:span text:style-name="Source_20_Text"><text:span text:style-name="T12">'NoneType'</text:span></text:span><text:span text:style-name="Source_20_Text"><text:span text:style-name="T13"> </text:span></text:span><text:span text:style-name="Source_20_Text"><text:span text:style-name="T12">object</text:span></text:span><text:span text:style-name="Source_20_Text"><text:span text:style-name="T13"> has no attribute </text:span></text:span><text:span text:style-name="Source_20_Text"><text:span text:style-name="T12">'span'</text:span></text:span></text:p>
      <text:p text:style-name="Standard"/>
      <text:p text:style-name="P6">use yt-dlp insted of pytube, it works fine</text:p>
      <text:p text:style-name="P2"><text:span text:style-name="Source_20_Text"><text:span text:style-name="T31">pip install yt-dlp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var theme-post-title-font-family" svg:font-family="'var theme-post-title-font-family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9T11:58:46.550000000</meta:creation-date>
    <dc:date>2023-03-19T12:05:29.010000000</dc:date>
    <meta:editing-duration>PT6M44S</meta:editing-duration>
    <meta:editing-cycles>1</meta:editing-cycles>
    <meta:document-statistic meta:table-count="0" meta:image-count="0" meta:object-count="0" meta:page-count="1" meta:paragraph-count="7" meta:word-count="45" meta:character-count="361" meta:non-whitespace-character-count="323"/>
    <meta:generator>LibreOffice/7.3.2.2$Windows_X86_64 LibreOffice_project/49f2b1bff42cfccbd8f788c8dc32c1c309559be0</meta:generator>
  </office:meta>
</office:document-meta>
</file>